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8.14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Redmine ID</text:p>
          </table:table-cell>
          <table:table-cell table:style-name="ce1" office:value-type="string" calcext:value-type="string">
            <text:p>Tracker</text:p>
          </table:table-cell>
          <table:table-cell table:style-name="ce1" office:value-type="string" calcext:value-type="string">
            <text:p>Subect</text:p>
          </table:table-cell>
          <table:table-cell table:style-name="ce1" office:value-type="string" calcext:value-type="string">
            <text:p>Dev Checked</text:p>
          </table:table-cell>
          <table:table-cell table:style-name="ce1" office:value-type="string" calcext:value-type="string">
            <text:p>Staging Checke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ake outcome visible – Auto mailers for out come – sourcing: (Weekly digest emails)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odify the mail formats, move the mailing to a separate proces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n demand mails using message distribution (Use Spring JMS &amp; ActiveMQ for inter process communication )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plit C - Project Vertically - Move Feed generators, Mailer, reports etc to another application/proces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zwayam admin | company edit : No. of employees and Customer Success Representative are not able to save for some compani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zwayam admin | Edit linked in id and other fields - emails send is incorrect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 admin, not able to save the number of employees , Customer Success Representative and sales representative for some companies.This issue exists in only those companies which has duplicate registration of non live companies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Zwayam Sign up : Welcome email is not received by the registered user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ompany Decommision, white label and Go live emails are not working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 registration emails to admins are received from rajesh@zwayam.com- attached screen shot - not an issue in staging- need to check in production after release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Zwayam Manage | Settings | Customized Apply screen fields : Newly added fields are added as mandatory, not able set as Non Mandatory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Zwayam Manage | Staging Emails : Staging emails are not working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 registration emails are not going for the admin users</text:p>
          </table:table-cell>
          <table:table-cell table:number-columns-repeated="2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3:47:35.307570998</meta:creation-date>
    <dc:date>2017-01-10T14:04:34.751826088</dc:date>
    <meta:editing-duration>PT1M39S</meta:editing-duration>
    <meta:editing-cycles>1</meta:editing-cycles>
    <meta:document-statistic meta:table-count="1" meta:cell-count="70" meta:object-count="0"/>
    <meta:generator>LibreOffice/4.2.8.2$Linux_X86_64 LibreOffice_project/420m0$Build-2</meta:generator>
  </office:meta>
</office:document-meta>
</file>